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3.9756in"/>
    </style:style>
    <style:style style:name="co4" style:family="table-column">
      <style:table-column-properties fo:break-before="auto" style:column-width="0.97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71in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RYO Flipflop 1.0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Parts</text:p>
          </table:table-cell>
          <table:table-cell table:style-name="ce2" office:value-type="string">
            <text:p>Note</text:p>
          </table:table-cell>
          <table:table-cell table:style-name="ce2"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00k</text:p>
          </table:table-cell>
          <table:table-cell office:value-type="string">
            <text:p>R26, R27, R28, R29</text:p>
          </table:table-cell>
          <table:table-cell office:value-type="string">
            <text:p>3.5mm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100k</text:p>
          </table:table-cell>
          <table:table-cell office:value-type="string">
            <text:p>R3, R4, R5, R6, R7, R8, R9, R10, R11, R12, R19, R21, R23, R25</text:p>
          </table:table-cell>
          <table:table-cell office:value-type="string">
            <text:p>7mm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1k</text:p>
          </table:table-cell>
          <table:table-cell office:value-type="string">
            <text:p>R13, R14, R15, R16, R17, R30, R31, R32, R33</text:p>
          </table:table-cell>
          <table:table-cell office:value-type="string">
            <text:p>3.5mm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18, R20, R22, R24</text:p>
          </table:table-cell>
          <table:table-cell office:value-type="string">
            <text:p>7mm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0R</text:p>
          </table:table-cell>
          <table:table-cell office:value-type="string">
            <text:p>R1, R2</text:p>
          </table:table-cell>
          <table:table-cell office:value-type="string">
            <text:p>7mm 1/4W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5pF</text:p>
          </table:table-cell>
          <table:table-cell office:value-type="string">
            <text:p>C12, C13, C14, C15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00nF</text:p>
          </table:table-cell>
          <table:table-cell office:value-type="string">
            <text:p>C1, C2, C5, C6, C7, C9, C10, C11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string">
            <text:p>C8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0uF</text:p>
          </table:table-cell>
          <table:table-cell office:value-type="string">
            <text:p>C3, C4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N4148</text:p>
          </table:table-cell>
          <table:table-cell office:value-type="string">
            <text:p>D3, D4, D5, D6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office:value-type="string">
            <text:p>D1, D2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M2931 5V</text:p>
          </table:table-cell>
          <table:table-cell office:value-type="string">
            <text:p>RG1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M324</text:p>
          </table:table-cell>
          <table:table-cell office:value-type="string">
            <text:p>IC4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D40106</text:p>
          </table:table-cell>
          <table:table-cell office:value-type="string">
            <text:p>IC1, IC2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D4013</text:p>
          </table:table-cell>
          <table:table-cell office:value-type="string">
            <text:p>IC3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0 pin strip angled</text:p>
          </table:table-cell>
          <table:table-cell office:value-type="string">
            <text:p>CON1, CON2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x5 pin keyed header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3.5MM JACK</text:p>
          </table:table-cell>
          <table:table-cell office:value-type="string">
            <text:p>J1, J2, J3, J4, J5, J6, J7, J8, J9</text:p>
          </table:table-cell>
          <table:table-cell office:value-type="string">
            <text:p>Erthenvar jack.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green</text:p>
          </table:table-cell>
          <table:table-cell office:value-type="string">
            <text:p>L1, L2, L3, L6, L7</text:p>
          </table:table-cell>
          <table:table-cell office:value-type="string">
            <text:p>3mm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range</text:p>
          </table:table-cell>
          <table:table-cell office:value-type="string">
            <text:p>L4, L5, L8, L9</text:p>
          </table:table-cell>
          <table:table-cell office:value-type="string">
            <text:p>3mm</text:p>
          </table:table-cell>
          <table:table-cell table:number-columns-repeated="1020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Power Cable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Mounting screws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PCB set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Panel</text:p>
          </table:table-cell>
          <table:table-cell table:style-name="Default" table:number-columns-repeated="2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5/29/2015</text:date>, <text:time>21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5-27T21:06:45</meta:print-date>
    <dc:date>2015-05-29T21:14:10</dc:date>
    <meta:generator>OpenOffice/4.1.0$Unix OpenOffice.org_project/410m18$Build-9764</meta:generator>
    <meta:editing-duration>PT53M43S</meta:editing-duration>
    <meta:editing-cycles>11</meta:editing-cycles>
    <meta:document-statistic meta:table-count="1" meta:cell-count="81" meta:object-count="0"/>
  </office:meta>
</office:document-meta>
</file>